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DejaVu Sans" svg:font-family="DejaVu Sans" style:font-family-generic="system" style:font-pitch="variable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-complex="Calibri" fo:font-weight="bold" style:font-weight-asian="bold" style:font-weight-complex="bold"/>
    </style:style>
    <style:style style:name="P2" style:parent-style-name="Standard" style:family="paragraph">
      <style:paragraph-properties fo:text-align="center" fo:line-height="200%"/>
      <style:text-properties style:font-name-complex="Calibri" fo:font-weight="bold" style:font-weight-asian="bold" style:font-weight-complex="bold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P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P1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" style:parent-style-name="Default" style:family="paragraph">
      <style:text-properties style:font-name="Trebuchet MS" fo:font-size="12pt" style:font-size-asian="12pt"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style:font-name="Times New Roman" fo:font-size="12pt" style:font-size-asian="12pt"/>
    </style:style>
    <style:style style:name="T21" style:parent-style-name="DefaultParagraphFont" style:family="text">
      <style:text-properties style:font-name="Times New Roman" fo:font-size="12pt" style:font-size-asian="12pt"/>
    </style:style>
    <style:style style:name="P22" style:parent-style-name="Default" style:family="paragraph">
      <style:text-properties style:font-name="Trebuchet MS" fo:font-size="12pt" style:font-size-asian="12pt" style:text-underline-type="single" style:text-underline-style="solid" style:text-underline-width="auto" style:text-underline-mode="continuous"/>
    </style:style>
    <style:style style:name="P23" style:parent-style-name="Default" style:family="paragraph">
      <style:paragraph-properties>
        <style:tab-stops>
          <style:tab-stop style:type="left" style:position="0in"/>
        </style:tab-stops>
      </style:paragraph-properties>
      <style:text-properties style:font-name="Times New Roman" fo:font-size="12pt" style:font-size-asian="12pt"/>
    </style:style>
    <style:style style:name="P24" style:parent-style-name="Default" style:family="paragraph">
      <style:paragraph-properties>
        <style:tab-stops>
          <style:tab-stop style:type="left" style:position="0in"/>
        </style:tab-stops>
      </style:paragraph-properties>
      <style:text-properties style:font-name="Times New Roman" fo:font-size="12pt" style:font-size-asian="12pt"/>
    </style:style>
    <style:style style:name="P25" style:parent-style-name="Default" style:family="paragraph">
      <style:text-properties style:font-name="Trebuchet MS" fo:font-size="12pt" style:font-size-asian="12pt" style:text-underline-type="single" style:text-underline-style="solid" style:text-underline-width="auto" style:text-underline-mode="continuous"/>
    </style:style>
    <style:style style:name="P26" style:parent-style-name="Default" style:family="paragraph">
      <style:paragraph-properties>
        <style:tab-stops>
          <style:tab-stop style:type="left" style:position="0in"/>
        </style:tab-stops>
      </style:paragraph-properties>
      <style:text-properties style:font-name="Times New Roman" fo:font-size="12pt" style:font-size-asian="12pt"/>
    </style:style>
    <style:style style:name="P27" style:parent-style-name="Default" style:family="paragraph">
      <style:paragraph-properties>
        <style:tab-stops>
          <style:tab-stop style:type="left" style:position="0in"/>
        </style:tab-stops>
      </style:paragraph-properties>
      <style:text-properties style:font-name="Times New Roman" fo:font-size="12pt" style:font-size-asian="12pt"/>
    </style:style>
    <style:style style:name="P2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>SSN COLLEGE OF ENGINEERING</text:p>
      <text:p text:style-name="P2">KALAVAKKAM-603110</text:p>
      <text:p text:style-name="P3">INTERNALLY FUNDED STUDENT PROJECT - 2019</text:p>
      <text:p text:style-name="P4"/>
      <text:p text:style-name="P5">Driver Assistance System</text:p>
      <text:p text:style-name="P6"/>
      <text:p text:style-name="P7">Team Members:</text:p>
      <text:p text:style-name="P8">Aravind P (185001021)</text:p>
      <text:p text:style-name="P9">Nachammai Devi Pooja S (185001096)</text:p>
      <text:p text:style-name="P10">Prathyush S (185001112)</text:p>
      <text:p text:style-name="P11">Praveen Kumar V (185001113)</text:p>
      <text:p text:style-name="P12"/>
      <text:p text:style-name="P13">Under the Guidance of</text:p>
      <text:p text:style-name="P14">Mrs. S. Angel Deborah (AP)</text:p>
      <text:p text:style-name="P15">Mr. K.R. Sarath Chandran (AP)</text:p>
      <text:p text:style-name="P16">Department of Computer Science and Engineering, SSNCE</text:p>
      <text:p text:style-name="P17"/>
      <text:p text:style-name="P18">List of Modules in the project:</text:p>
      <text:p text:style-name="P19">Module 1:</text:p>
      <text:p text:style-name="Default"><text:span text:style-name="T20">* Eyes Localization <text:s text:c="81"/>* Image Processing</text:span></text:p>
      <text:p text:style-name="Default"><text:span text:style-name="T21">* Eye closure evaluation <text:s text:c="73"/>* Alerting</text:span></text:p>
      <text:p text:style-name="Standard"/>
      <text:p text:style-name="P22">Module 2:</text:p>
      <text:p text:style-name="P23">* Detection of Ethanol <text:s text:c="76"/>* Adsorption in MQ3 sensor</text:p>
      <text:p text:style-name="P24">* Alerting phase</text:p>
      <text:p text:style-name="Standard"/>
      <text:p text:style-name="P25">Module 3:</text:p>
      <text:p text:style-name="P26">* Detection of vibrations <text:s text:c="73"/>* Piezoelectric effect</text:p>
      <text:p text:style-name="P27">* Alerting phase</text:p>
      <text:p text:style-name="Standard"/>
      <text:p text:style-name="P28">Review 1: -</text:p>
      <text:p text:style-name="Standard">In the review 1 we have completed<text:s/>the python code for Eye localisation. We have shown the working of <text:s/>haar cascading algorithm and how it helps us to monitor the driver<text:s/>fatigueness.</text:p>
      <text:p text:style-name="Standard"/>
      <text:p text:style-name="P29">Current Progress: -</text:p>
      <text:p text:style-name="P30"/>
      <text:p text:style-name="Standard"/>
      <text:p text:style-name="P31">Challenges faced: -</text:p>
      <text:p text:style-name="Standard">We had bought the physical components, but they were in the hostel. Recently only we went and retrieved them. While assembling the components we encountered a few problems. Since our group members cannot come together to fix the problem it is taking us a lot of time. But we are working on it and hope to finish it soon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DejaVu Sans" svg:font-family="DejaVu Sans" style:font-family-generic="system" style:font-pitch="variable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paragraph-properties style:line-height-at-least="0.1388in"/>
      <style:text-properties style:font-name="Lohit Devanagari" style:font-name-asian="DejaVu Sans" style:font-name-complex="Liberation Sans" fo:color="#000000" fo:font-size="18pt" style:font-size-asian="18pt" fo:hyphenate="false"/>
    </style:style>
    <style:style style:name="Objectwitharrow" style:display-name="Object with arrow" style:family="paragraph" style:parent-style-name="Default">
      <style:text-properties style:font-name-asian="Lohit Devanagari" style:font-name-complex="Lohit Devanagari" fo:hyphenate="false"/>
    </style:style>
    <style:style style:name="Objectwithshadow" style:display-name="Object with shadow" style:family="paragraph" style:parent-style-name="Default">
      <style:text-properties style:font-name-asian="Lohit Devanagari" style:font-name-complex="Lohit Devanagari" fo:hyphenate="false"/>
    </style:style>
    <style:style style:name="Objectwithoutfill" style:display-name="Object without fill" style:family="paragraph" style:parent-style-name="Default">
      <style:text-properties style:font-name-asian="Lohit Devanagari" style:font-name-complex="Lohit Devanagari" fo:hyphenate="false"/>
    </style:style>
    <style:style style:name="Objectwithnofillandnoline" style:display-name="Object with no fill and no line" style:family="paragraph" style:parent-style-name="Default">
      <style:text-properties style:font-name-asian="Lohit Devanagari" style:font-name-complex="Lohit Devanagari" fo:hyphenate="false"/>
    </style:style>
    <style:style style:name="Textbodyuser" style:display-name="Text body (user)" style:family="paragraph" style:parent-style-name="Default">
      <style:text-properties style:font-name-asian="Lohit Devanagari" style:font-name-complex="Lohit Devanagari" fo:hyphenate="false"/>
    </style:style>
    <style:style style:name="Textbodyjustified" style:display-name="Text body justified" style:family="paragraph" style:parent-style-name="Default">
      <style:text-properties style:font-name-asian="Lohit Devanagari" style:font-name-complex="Lohit Devanagari" fo:hyphenate="false"/>
    </style:style>
    <style:style style:name="Title1" style:display-name="Title1" style:family="paragraph" style:parent-style-name="Default">
      <style:paragraph-properties fo:text-align="center"/>
      <style:text-properties style:font-name-asian="Lohit Devanagari" style:font-name-complex="Lohit Devanagari" fo:hyphenate="false"/>
    </style:style>
    <style:style style:name="Title2" style:display-name="Title2" style:family="paragraph" style:parent-style-name="Default">
      <style:paragraph-properties fo:text-align="center" fo:margin-top="0.0395in" fo:margin-bottom="0.0395in" fo:margin-right="0.0784in"/>
      <style:text-properties style:font-name-asian="Lohit Devanagari" style:font-name-complex="Lohit Devanagari" fo:hyphenate="false"/>
    </style:style>
    <style:style style:name="DimensionLine" style:display-name="Dimension Line" style:family="paragraph" style:parent-style-name="Default">
      <style:text-properties style:font-name-asian="Lohit Devanagari" style:font-name-complex="Lohit Devanagari" fo:hyphenate="false"/>
    </style:style>
    <style:style style:name="TitleSlideLTGliederung1" style:display-name="Title Slide~LT~Gliederung 1" style:family="paragraph">
      <style:paragraph-properties fo:margin-top="0.1965in" style:line-height-at-least="0.1388in"/>
      <style:text-properties style:font-name="Lohit Devanagari" style:font-name-asian="DejaVu Sans" style:font-name-complex="Liberation Sans" fo:color="#404040" fo:font-size="18pt" style:font-size-asian="18pt" fo:hyphenate="false"/>
    </style:style>
    <style:style style:name="TitleSlideLTGliederung2" style:display-name="Title Slide~LT~Gliederung 2" style:family="paragraph" style:parent-style-name="TitleSlideLTGliederung1">
      <style:paragraph-properties fo:margin-top="0.1576in"/>
      <style:text-properties style:font-name-asian="Lohit Devanagari" style:font-name-complex="Lohit Devanagari" fo:font-size="14pt" style:font-size-asian="14pt" fo:hyphenate="false"/>
    </style:style>
    <style:style style:name="TitleSlideLTGliederung3" style:display-name="Title Slide~LT~Gliederung 3" style:family="paragraph" style:parent-style-name="TitleSlideLTGliederung2">
      <style:paragraph-properties fo:margin-top="0.118in"/>
      <style:text-properties fo:font-size="12pt" style:font-size-asian="12pt" fo:hyphenate="false"/>
    </style:style>
    <style:style style:name="TitleSlideLTGliederung4" style:display-name="Title Slide~LT~Gliederung 4" style:family="paragraph" style:parent-style-name="TitleSlideLTGliederung3">
      <style:paragraph-properties fo:margin-top="0.0784in"/>
      <style:text-properties fo:hyphenate="false"/>
    </style:style>
    <style:style style:name="TitleSlideLTGliederung5" style:display-name="Title Slide~LT~Gliederung 5" style:family="paragraph" style:parent-style-name="TitleSlideLTGliederung4">
      <style:paragraph-properties fo:margin-top="0.0395in"/>
      <style:text-properties fo:font-size="20pt" style:font-size-asian="20pt" fo:hyphenate="false"/>
    </style:style>
    <style:style style:name="TitleSlideLTGliederung6" style:display-name="Title Slide~LT~Gliederung 6" style:family="paragraph" style:parent-style-name="TitleSlideLTGliederung5">
      <style:text-properties fo:hyphenate="false"/>
    </style:style>
    <style:style style:name="TitleSlideLTGliederung7" style:display-name="Title Slide~LT~Gliederung 7" style:family="paragraph" style:parent-style-name="TitleSlideLTGliederung6">
      <style:text-properties fo:hyphenate="false"/>
    </style:style>
    <style:style style:name="TitleSlideLTGliederung8" style:display-name="Title Slide~LT~Gliederung 8" style:family="paragraph" style:parent-style-name="TitleSlideLTGliederung7">
      <style:text-properties fo:hyphenate="false"/>
    </style:style>
    <style:style style:name="TitleSlideLTGliederung9" style:display-name="Title Slide~LT~Gliederung 9" style:family="paragraph" style:parent-style-name="TitleSlideLTGliederung8">
      <style:text-properties fo:hyphenate="false"/>
    </style:style>
    <style:style style:name="TitleSlideLTTitel" style:display-name="Title Slide~LT~Titel" style:family="paragraph">
      <style:paragraph-properties style:line-height-at-least="0.1388in"/>
      <style:text-properties style:font-name="Lohit Devanagari" style:font-name-asian="DejaVu Sans" style:font-name-complex="Liberation Sans" fo:color="#000000" fo:font-size="18pt" style:font-size-asian="18pt" fo:hyphenate="false"/>
    </style:style>
    <style:style style:name="TitleSlideLTUntertitel" style:display-name="Title Slide~LT~Untertitel" style:family="paragraph">
      <style:paragraph-properties fo:text-align="center"/>
      <style:text-properties style:font-name="Lohit Devanagari" style:font-name-asian="DejaVu Sans" style:font-name-complex="Liberation Sans" fo:color="#000000" fo:font-size="32pt" style:font-size-asian="32pt" fo:hyphenate="false"/>
    </style:style>
    <style:style style:name="TitleSlideLTNotizen" style:display-name="Title Slide~LT~Notizen" style:family="paragraph">
      <style:paragraph-properties fo:margin-left="0.2361in" fo:text-indent="-0.2361in">
        <style:tab-stops/>
      </style:paragraph-properties>
      <style:text-properties style:font-name="Lohit Devanagari" style:font-name-asian="DejaVu Sans" style:font-name-complex="Liberation Sans" fo:color="#000000" fo:font-size="20pt" style:font-size-asian="20pt" fo:hyphenate="false"/>
    </style:style>
    <style:style style:name="TitleSlideLTHintergrundobjekte" style:display-name="Title Slide~LT~Hintergrundobjekte" style:family="paragraph">
      <style:text-properties style:font-name-asian="DejaVu Sans" style:font-name-complex="Liberation Sans" fo:hyphenate="false"/>
    </style:style>
    <style:style style:name="TitleSlideLTHintergrund" style:display-name="Title Slide~LT~Hintergrund" style:family="paragraph">
      <style:text-properties style:font-name-asian="DejaVu Sans" style:font-name-complex="Liberation Sans" fo:hyphenate="false"/>
    </style:style>
    <style:style style:name="default0" style:display-name="default" style:family="paragraph">
      <style:paragraph-properties style:line-height-at-least="0.1388in"/>
      <style:text-properties style:font-name="Lohit Devanagari" style:font-name-asian="DejaVu Sans" style:font-name-complex="Liberation Sans" fo:color="#000000" fo:font-size="18pt" style:font-size-asian="18pt" fo:hyphenate="false"/>
    </style:style>
    <style:style style:name="gray1" style:display-name="gray1" style:family="paragraph" style:parent-style-name="default0">
      <style:text-properties style:font-name-asian="Lohit Devanagari" style:font-name-complex="Lohit Devanagari" fo:hyphenate="false"/>
    </style:style>
    <style:style style:name="gray2" style:display-name="gray2" style:family="paragraph" style:parent-style-name="default0">
      <style:text-properties style:font-name-asian="Lohit Devanagari" style:font-name-complex="Lohit Devanagari" fo:hyphenate="false"/>
    </style:style>
    <style:style style:name="gray3" style:display-name="gray3" style:family="paragraph" style:parent-style-name="default0">
      <style:text-properties style:font-name-asian="Lohit Devanagari" style:font-name-complex="Lohit Devanagari" fo:hyphenate="false"/>
    </style:style>
    <style:style style:name="bw1" style:display-name="bw1" style:family="paragraph" style:parent-style-name="default0">
      <style:text-properties style:font-name-asian="Lohit Devanagari" style:font-name-complex="Lohit Devanagari" fo:hyphenate="false"/>
    </style:style>
    <style:style style:name="bw2" style:display-name="bw2" style:family="paragraph" style:parent-style-name="default0">
      <style:text-properties style:font-name-asian="Lohit Devanagari" style:font-name-complex="Lohit Devanagari" fo:hyphenate="false"/>
    </style:style>
    <style:style style:name="bw3" style:display-name="bw3" style:family="paragraph" style:parent-style-name="default0">
      <style:text-properties style:font-name-asian="Lohit Devanagari" style:font-name-complex="Lohit Devanagari" fo:hyphenate="false"/>
    </style:style>
    <style:style style:name="orange1" style:display-name="orange1" style:family="paragraph" style:parent-style-name="default0">
      <style:text-properties style:font-name-asian="Lohit Devanagari" style:font-name-complex="Lohit Devanagari" fo:hyphenate="false"/>
    </style:style>
    <style:style style:name="orange2" style:display-name="orange2" style:family="paragraph" style:parent-style-name="default0">
      <style:text-properties style:font-name-asian="Lohit Devanagari" style:font-name-complex="Lohit Devanagari" fo:hyphenate="false"/>
    </style:style>
    <style:style style:name="orange3" style:display-name="orange3" style:family="paragraph" style:parent-style-name="default0">
      <style:text-properties style:font-name-asian="Lohit Devanagari" style:font-name-complex="Lohit Devanagari" fo:hyphenate="false"/>
    </style:style>
    <style:style style:name="turquoise1" style:display-name="turquoise1" style:family="paragraph" style:parent-style-name="default0">
      <style:text-properties style:font-name-asian="Lohit Devanagari" style:font-name-complex="Lohit Devanagari" fo:hyphenate="false"/>
    </style:style>
    <style:style style:name="turquoise2" style:display-name="turquoise2" style:family="paragraph" style:parent-style-name="default0">
      <style:text-properties style:font-name-asian="Lohit Devanagari" style:font-name-complex="Lohit Devanagari" fo:hyphenate="false"/>
    </style:style>
    <style:style style:name="turquoise3" style:display-name="turquoise3" style:family="paragraph" style:parent-style-name="default0">
      <style:text-properties style:font-name-asian="Lohit Devanagari" style:font-name-complex="Lohit Devanagari" fo:hyphenate="false"/>
    </style:style>
    <style:style style:name="blue1" style:display-name="blue1" style:family="paragraph" style:parent-style-name="default0">
      <style:text-properties style:font-name-asian="Lohit Devanagari" style:font-name-complex="Lohit Devanagari" fo:hyphenate="false"/>
    </style:style>
    <style:style style:name="blue2" style:display-name="blue2" style:family="paragraph" style:parent-style-name="default0">
      <style:text-properties style:font-name-asian="Lohit Devanagari" style:font-name-complex="Lohit Devanagari" fo:hyphenate="false"/>
    </style:style>
    <style:style style:name="blue3" style:display-name="blue3" style:family="paragraph" style:parent-style-name="default0">
      <style:text-properties style:font-name-asian="Lohit Devanagari" style:font-name-complex="Lohit Devanagari" fo:hyphenate="false"/>
    </style:style>
    <style:style style:name="sun1" style:display-name="sun1" style:family="paragraph" style:parent-style-name="default0">
      <style:text-properties style:font-name-asian="Lohit Devanagari" style:font-name-complex="Lohit Devanagari" fo:hyphenate="false"/>
    </style:style>
    <style:style style:name="sun2" style:display-name="sun2" style:family="paragraph" style:parent-style-name="default0">
      <style:text-properties style:font-name-asian="Lohit Devanagari" style:font-name-complex="Lohit Devanagari" fo:hyphenate="false"/>
    </style:style>
    <style:style style:name="sun3" style:display-name="sun3" style:family="paragraph" style:parent-style-name="default0">
      <style:text-properties style:font-name-asian="Lohit Devanagari" style:font-name-complex="Lohit Devanagari" fo:hyphenate="false"/>
    </style:style>
    <style:style style:name="earth1" style:display-name="earth1" style:family="paragraph" style:parent-style-name="default0">
      <style:text-properties style:font-name-asian="Lohit Devanagari" style:font-name-complex="Lohit Devanagari" fo:hyphenate="false"/>
    </style:style>
    <style:style style:name="earth2" style:display-name="earth2" style:family="paragraph" style:parent-style-name="default0">
      <style:text-properties style:font-name-asian="Lohit Devanagari" style:font-name-complex="Lohit Devanagari" fo:hyphenate="false"/>
    </style:style>
    <style:style style:name="earth3" style:display-name="earth3" style:family="paragraph" style:parent-style-name="default0">
      <style:text-properties style:font-name-asian="Lohit Devanagari" style:font-name-complex="Lohit Devanagari" fo:hyphenate="false"/>
    </style:style>
    <style:style style:name="green1" style:display-name="green1" style:family="paragraph" style:parent-style-name="default0">
      <style:text-properties style:font-name-asian="Lohit Devanagari" style:font-name-complex="Lohit Devanagari" fo:hyphenate="false"/>
    </style:style>
    <style:style style:name="green2" style:display-name="green2" style:family="paragraph" style:parent-style-name="default0">
      <style:text-properties style:font-name-asian="Lohit Devanagari" style:font-name-complex="Lohit Devanagari" fo:hyphenate="false"/>
    </style:style>
    <style:style style:name="green3" style:display-name="green3" style:family="paragraph" style:parent-style-name="default0">
      <style:text-properties style:font-name-asian="Lohit Devanagari" style:font-name-complex="Lohit Devanagari" fo:hyphenate="false"/>
    </style:style>
    <style:style style:name="seetang1" style:display-name="seetang1" style:family="paragraph" style:parent-style-name="default0">
      <style:text-properties style:font-name-asian="Lohit Devanagari" style:font-name-complex="Lohit Devanagari" fo:hyphenate="false"/>
    </style:style>
    <style:style style:name="seetang2" style:display-name="seetang2" style:family="paragraph" style:parent-style-name="default0">
      <style:text-properties style:font-name-asian="Lohit Devanagari" style:font-name-complex="Lohit Devanagari" fo:hyphenate="false"/>
    </style:style>
    <style:style style:name="seetang3" style:display-name="seetang3" style:family="paragraph" style:parent-style-name="default0">
      <style:text-properties style:font-name-asian="Lohit Devanagari" style:font-name-complex="Lohit Devanagari" fo:hyphenate="false"/>
    </style:style>
    <style:style style:name="lightblue1" style:display-name="lightblue1" style:family="paragraph" style:parent-style-name="default0">
      <style:text-properties style:font-name-asian="Lohit Devanagari" style:font-name-complex="Lohit Devanagari" fo:hyphenate="false"/>
    </style:style>
    <style:style style:name="lightblue2" style:display-name="lightblue2" style:family="paragraph" style:parent-style-name="default0">
      <style:text-properties style:font-name-asian="Lohit Devanagari" style:font-name-complex="Lohit Devanagari" fo:hyphenate="false"/>
    </style:style>
    <style:style style:name="lightblue3" style:display-name="lightblue3" style:family="paragraph" style:parent-style-name="default0">
      <style:text-properties style:font-name-asian="Lohit Devanagari" style:font-name-complex="Lohit Devanagari" fo:hyphenate="false"/>
    </style:style>
    <style:style style:name="yellow1" style:display-name="yellow1" style:family="paragraph" style:parent-style-name="default0">
      <style:text-properties style:font-name-asian="Lohit Devanagari" style:font-name-complex="Lohit Devanagari" fo:hyphenate="false"/>
    </style:style>
    <style:style style:name="yellow2" style:display-name="yellow2" style:family="paragraph" style:parent-style-name="default0">
      <style:text-properties style:font-name-asian="Lohit Devanagari" style:font-name-complex="Lohit Devanagari" fo:hyphenate="false"/>
    </style:style>
    <style:style style:name="yellow3" style:display-name="yellow3" style:family="paragraph" style:parent-style-name="default0">
      <style:text-properties style:font-name-asian="Lohit Devanagari" style:font-name-complex="Lohit Devanagari" fo:hyphenate="false"/>
    </style:style>
    <style:style style:name="Backgroundobjects" style:display-name="Background objects" style:family="paragraph">
      <style:text-properties style:font-name-asian="DejaVu Sans" style:font-name-complex="Liberation Sans" fo:hyphenate="false"/>
    </style:style>
    <style:style style:name="Background" style:display-name="Background" style:family="paragraph">
      <style:text-properties style:font-name-asian="DejaVu Sans" style:font-name-complex="Liberation Sans" fo:hyphenate="false"/>
    </style:style>
    <style:style style:name="Notes" style:display-name="Notes" style:family="paragraph">
      <style:paragraph-properties fo:margin-left="0.2361in" fo:text-indent="-0.2361in">
        <style:tab-stops/>
      </style:paragraph-properties>
      <style:text-properties style:font-name="Lohit Devanagari" style:font-name-asian="DejaVu Sans" style:font-name-complex="Liberation Sans" fo:color="#000000" fo:font-size="20pt" style:font-size-asian="20pt" fo:hyphenate="false"/>
    </style:style>
    <style:style style:name="Outline1" style:display-name="Outline 1" style:family="paragraph">
      <style:paragraph-properties fo:margin-top="0.1965in" style:line-height-at-least="0.1388in"/>
      <style:text-properties style:font-name="Lohit Devanagari" style:font-name-asian="DejaVu Sans" style:font-name-complex="Liberation Sans" fo:color="#404040" fo:font-size="18pt" style:font-size-asian="18pt" fo:hyphenate="false"/>
    </style:style>
    <style:style style:name="Outline2" style:display-name="Outline 2" style:family="paragraph" style:parent-style-name="Outline1">
      <style:paragraph-properties fo:margin-top="0.1576in"/>
      <style:text-properties style:font-name-asian="Lohit Devanagari" style:font-name-complex="Lohit Devanagari" fo:font-size="14pt" style:font-size-asian="14pt" fo:hyphenate="false"/>
    </style:style>
    <style:style style:name="Outline3" style:display-name="Outline 3" style:family="paragraph" style:parent-style-name="Outline2">
      <style:paragraph-properties fo:margin-top="0.118in"/>
      <style:text-properties fo:font-size="12pt" style:font-size-asian="12pt" fo:hyphenate="false"/>
    </style:style>
    <style:style style:name="Outline4" style:display-name="Outline 4" style:family="paragraph" style:parent-style-name="Outline3">
      <style:paragraph-properties fo:margin-top="0.0784in"/>
      <style:text-properties fo:hyphenate="false"/>
    </style:style>
    <style:style style:name="Outline5" style:display-name="Outline 5" style:family="paragraph" style:parent-style-name="Outline4">
      <style:paragraph-properties fo:margin-top="0.0395in"/>
      <style:text-properties fo:font-size="20pt" style:font-size-asian="20pt" fo:hyphenate="false"/>
    </style:style>
    <style:style style:name="Outline6" style:display-name="Outline 6" style:family="paragraph" style:parent-style-name="Outline5">
      <style:text-properties fo:hyphenate="false"/>
    </style:style>
    <style:style style:name="Outline7" style:display-name="Outline 7" style:family="paragraph" style:parent-style-name="Outline6">
      <style:text-properties fo:hyphenate="false"/>
    </style:style>
    <style:style style:name="Outline8" style:display-name="Outline 8" style:family="paragraph" style:parent-style-name="Outline7">
      <style:text-properties fo:hyphenate="false"/>
    </style:style>
    <style:style style:name="Outline9" style:display-name="Outline 9" style:family="paragraph" style:parent-style-name="Outline8">
      <style:text-properties fo:hyphenate="false"/>
    </style:style>
    <style:style style:name="TitleandContentLTGliederung1" style:display-name="Title and Content~LT~Gliederung 1" style:family="paragraph">
      <style:paragraph-properties fo:margin-top="0.1965in" style:line-height-at-least="0.1388in"/>
      <style:text-properties style:font-name="Lohit Devanagari" style:font-name-asian="DejaVu Sans" style:font-name-complex="Liberation Sans" fo:color="#404040" fo:font-size="18pt" style:font-size-asian="18pt" fo:hyphenate="false"/>
    </style:style>
    <style:style style:name="TitleandContentLTGliederung2" style:display-name="Title and Content~LT~Gliederung 2" style:family="paragraph" style:parent-style-name="TitleandContentLTGliederung1">
      <style:paragraph-properties fo:margin-top="0.1576in"/>
      <style:text-properties style:font-name-asian="Lohit Devanagari" style:font-name-complex="Lohit Devanagari" fo:font-size="14pt" style:font-size-asian="14pt" fo:hyphenate="false"/>
    </style:style>
    <style:style style:name="TitleandContentLTGliederung3" style:display-name="Title and Content~LT~Gliederung 3" style:family="paragraph" style:parent-style-name="TitleandContentLTGliederung2">
      <style:paragraph-properties fo:margin-top="0.118in"/>
      <style:text-properties fo:font-size="12pt" style:font-size-asian="12pt" fo:hyphenate="false"/>
    </style:style>
    <style:style style:name="TitleandContentLTGliederung4" style:display-name="Title and Content~LT~Gliederung 4" style:family="paragraph" style:parent-style-name="TitleandContentLTGliederung3">
      <style:paragraph-properties fo:margin-top="0.0784in"/>
      <style:text-properties fo:hyphenate="false"/>
    </style:style>
    <style:style style:name="TitleandContentLTGliederung5" style:display-name="Title and Content~LT~Gliederung 5" style:family="paragraph" style:parent-style-name="TitleandContentLTGliederung4">
      <style:paragraph-properties fo:margin-top="0.0395in"/>
      <style:text-properties fo:font-size="20pt" style:font-size-asian="20pt" fo:hyphenate="false"/>
    </style:style>
    <style:style style:name="TitleandContentLTGliederung6" style:display-name="Title and Content~LT~Gliederung 6" style:family="paragraph" style:parent-style-name="TitleandContentLTGliederung5">
      <style:text-properties fo:hyphenate="false"/>
    </style:style>
    <style:style style:name="TitleandContentLTGliederung7" style:display-name="Title and Content~LT~Gliederung 7" style:family="paragraph" style:parent-style-name="TitleandContentLTGliederung6">
      <style:text-properties fo:hyphenate="false"/>
    </style:style>
    <style:style style:name="TitleandContentLTGliederung8" style:display-name="Title and Content~LT~Gliederung 8" style:family="paragraph" style:parent-style-name="TitleandContentLTGliederung7">
      <style:text-properties fo:hyphenate="false"/>
    </style:style>
    <style:style style:name="TitleandContentLTGliederung9" style:display-name="Title and Content~LT~Gliederung 9" style:family="paragraph" style:parent-style-name="TitleandContentLTGliederung8">
      <style:text-properties fo:hyphenate="false"/>
    </style:style>
    <style:style style:name="TitleandContentLTTitel" style:display-name="Title and Content~LT~Titel" style:family="paragraph">
      <style:paragraph-properties style:line-height-at-least="0.1388in"/>
      <style:text-properties style:font-name="Lohit Devanagari" style:font-name-asian="DejaVu Sans" style:font-name-complex="Liberation Sans" fo:color="#000000" fo:font-size="18pt" style:font-size-asian="18pt" fo:hyphenate="false"/>
    </style:style>
    <style:style style:name="TitleandContentLTUntertitel" style:display-name="Title and Content~LT~Untertitel" style:family="paragraph">
      <style:paragraph-properties fo:text-align="center"/>
      <style:text-properties style:font-name="Lohit Devanagari" style:font-name-asian="DejaVu Sans" style:font-name-complex="Liberation Sans" fo:color="#000000" fo:font-size="32pt" style:font-size-asian="32pt" fo:hyphenate="false"/>
    </style:style>
    <style:style style:name="TitleandContentLTNotizen" style:display-name="Title and Content~LT~Notizen" style:family="paragraph">
      <style:paragraph-properties fo:margin-left="0.2361in" fo:text-indent="-0.2361in">
        <style:tab-stops/>
      </style:paragraph-properties>
      <style:text-properties style:font-name="Lohit Devanagari" style:font-name-asian="DejaVu Sans" style:font-name-complex="Liberation Sans" fo:color="#000000" fo:font-size="20pt" style:font-size-asian="20pt" fo:hyphenate="false"/>
    </style:style>
    <style:style style:name="TitleandContentLTHintergrundobjekte" style:display-name="Title and Content~LT~Hintergrundobjekte" style:family="paragraph">
      <style:text-properties style:font-name-asian="DejaVu Sans" style:font-name-complex="Liberation Sans" fo:hyphenate="false"/>
    </style:style>
    <style:style style:name="TitleandContentLTHintergrund" style:display-name="Title and Content~LT~Hintergrund" style:family="paragraph">
      <style:text-properties style:font-name-asian="DejaVu Sans" style:font-name-complex="Liberation San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raveen Kumar V</dc:creator>
    <meta:creation-date>2020-10-12T14:03:00Z</meta:creation-date>
    <dc:date>2020-10-12T14:03:00Z</dc:date>
    <meta:template xlink:href="Normal.dotm" xlink:type="simple"/>
    <meta:editing-cycles>5</meta:editing-cycles>
    <meta:editing-duration>PT0S</meta:editing-duration>
    <meta:document-statistic meta:page-count="1" meta:paragraph-count="3" meta:word-count="224" meta:character-count="1502" meta:row-count="10" meta:non-whitespace-character-count="1281"/>
  </office:meta>
</office:document-meta>
</file>